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normal" style:font-weight-asian="normal" style:font-weight-complex="normal"/>
    </style:style>
    <style:style style:name="P2" style:family="paragraph" style:parent-style-name="Heading_20_4">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officeooo:paragraph-rsid="000a9661"/>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T1" style:family="text">
      <style:text-properties officeooo:rsid="000a966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 sur la Création et la Gestion de la Base de Données Bancaire </text:p>
      <text:p text:style-name="Standard"/>
      <text:p text:style-name="Standard"/>
      <text:h text:style-name="Heading_20_3" text:outline-level="3">1. Modèle Conceptuel des Données</text:h>
      <text:p text:style-name="Text_20_body">Le modèle conceptuel des données est une façon simple de montrer les informations de notre base de données. Voici les entités principales (grandes catégories de données) et leurs attributs (informations):</text:p>
      <text:list text:style-name="L1">
        <text:list-item>
          <text:p text:style-name="P6"><text:span text:style-name="Strong_20_Emphasis">Client </text:span>:</text:p>
          <text:list>
            <text:list-item>
              <text:p text:style-name="P7">Attributs: id_client, nom, prénom, civilité, date de naissance (ddn), adresse, code postal (cp), ville.</text:p>
            </text:list-item>
          </text:list>
        </text:list-item>
        <text:list-item>
          <text:p text:style-name="P6"><text:span text:style-name="Strong_20_Emphasis">Agent </text:span>:</text:p>
          <text:list>
            <text:list-item>
              <text:p text:style-name="P7">Attributs: matricule_agent, nom_agent, date de naissance (ddn_agent), civilité_agent.</text:p>
            </text:list-item>
          </text:list>
        </text:list-item>
        <text:list-item>
          <text:p text:style-name="P6"><text:span text:style-name="Strong_20_Emphasis">Compte :</text:span></text:p>
          <text:list>
            <text:list-item>
              <text:p text:style-name="P7">Attributs: numcpt, designation_compte, date de rattachement, type de rattachement, id_agent (référence à agent).</text:p>
            </text:list-item>
          </text:list>
        </text:list-item>
        <text:list-item>
          <text:p text:style-name="P6"><text:span text:style-name="Strong_20_Emphasis">Mouvement </text:span>:</text:p>
          <text:list>
            <text:list-item>
              <text:p text:style-name="P7">Attributs: id_mouvement, date_mouvement, montant, designation_mouvement, numcpt (référence à compte), concerne.</text:p>
            </text:list-item>
          </text:list>
        </text:list-item>
        <text:list-item>
          <text:p text:style-name="P6"><text:span text:style-name="Strong_20_Emphasis">Parrainage </text:span>:</text:p>
          <text:list>
            <text:list-item>
              <text:p text:style-name="P7">Attributs: id, nom_parrain, date_parrainage, id_client (référence à client), numcpt (référence à compte).</text:p>
            </text:list-item>
          </text:list>
        </text:list-item>
        <text:list-item>
          <text:p text:style-name="P6"><text:span text:style-name="Strong_20_Emphasis">Client_Compte </text:span>:</text:p>
          <text:list>
            <text:list-item>
              <text:p text:style-name="P6">Attributs: id_client (référence à client), numcpt (référence à compte).</text:p>
            </text:list-item>
          </text:list>
        </text:list-item>
      </text:list>
      <text:h text:style-name="Heading_20_3" text:outline-level="3">2. Schémas Relationnels (Modèle Logique)</text:h>
      <text:p text:style-name="Text_20_body"/>
      <text:p text:style-name="Standard">Table <text:span text:style-name="T1">client</text:span> </text:p>
      <text:p text:style-name="Standard"/>
      <text:p text:style-name="Standard">CREATE TABLE client (<text:line-break/> <text:s text:c="3"/>id_client SERIAL PRIMARY KEY,<text:line-break/> <text:s text:c="3"/>nom VARCHAR(255),<text:line-break/> <text:s text:c="3"/>prenom VARCHAR(255),<text:line-break/> <text:s text:c="3"/>civilite VARCHAR(50),<text:line-break/> <text:s text:c="3"/>ddn DATE,<text:line-break/> <text:s text:c="3"/>adresse VARCHAR(255),<text:line-break/> <text:s text:c="3"/>cp VARCHAR(10),<text:line-break/> <text:s text:c="3"/>ville VARCHAR(255)<text:line-break/>);<text:line-break/></text:p>
      <text:p text:style-name="Standard"/>
      <text:p text:style-name="Standard"/>
      <text:p text:style-name="Standard"/>
      <text:p text:style-name="Standard"/>
      <text:p text:style-name="Standard"/>
      <text:p text:style-name="P5"><text:soft-page-break/>Table <text:span text:style-name="T1">agent</text:span></text:p>
      <text:p text:style-name="P5"><text:s/></text:p>
      <text:p text:style-name="Standard">CREATE TABLE agent (<text:line-break/> <text:s text:c="3"/>matricule_agent SERIAL PRIMARY KEY,<text:line-break/> <text:s text:c="3"/>nom_agent VARCHAR(255),<text:line-break/> <text:s text:c="3"/>ddn_agent DATE,<text:line-break/> <text:s text:c="3"/>civilite_agent VARCHAR(50)<text:line-break/>);<text:line-break/></text:p>
      <text:p text:style-name="Standard"/>
      <text:p text:style-name="Standard">Table <text:span text:style-name="Source_20_Text">compte</text:span> </text:p>
      <text:p text:style-name="Standard">CREATE TABLE compte (<text:line-break/> <text:s text:c="3"/>numcpt SERIAL PRIMARY KEY,<text:line-break/> <text:s text:c="3"/>designation_compte VARCHAR(255),<text:line-break/> <text:s text:c="3"/>date_rattachement DATE,<text:line-break/> <text:s text:c="3"/>type_rattachement VARCHAR(255),<text:line-break/> <text:s text:c="3"/>id_agent INT REFERENCES agent(matricule_agent)<text:line-break/>);<text:line-break/></text:p>
      <text:p text:style-name="Standard"/>
      <text:p text:style-name="Standard">Table <text:span text:style-name="Source_20_Text">mouvement</text:span> </text:p>
      <text:p text:style-name="Standard">CREATE TABLE mouvement (<text:line-break/> <text:s text:c="3"/>id_mouvement SERIAL PRIMARY KEY,<text:line-break/> <text:s text:c="3"/>date_mouvement DATE,<text:line-break/> <text:s text:c="3"/>montant DECIMAL(10, 2),<text:line-break/> <text:s text:c="3"/>designation_mouvement VARCHAR(255),<text:line-break/> <text:s text:c="3"/>numcpt INT REFERENCES compte(numcpt),<text:line-break/> <text:s text:c="3"/>concerne VARCHAR(255)<text:line-break/>);<text:line-break/></text:p>
      <text:p text:style-name="Standard">Table <text:span text:style-name="Source_20_Text">parrainage</text:span> </text:p>
      <text:p text:style-name="Standard">CREATE TABLE parrainage (<text:line-break/> <text:s text:c="3"/>id SERIAL PRIMARY KEY,<text:line-break/> <text:s text:c="3"/>nom_parrain VARCHAR(200),<text:line-break/> <text:s text:c="3"/>date_parrainage DATE,<text:line-break/> <text:s text:c="3"/>id_client INT REFERENCES client(id_client),<text:line-break/> <text:s text:c="3"/>numcpt INT REFERENCES compte(numcpt)<text:line-break/>);<text:line-break/></text:p>
      <text:p text:style-name="Standard">Table <text:span text:style-name="Source_20_Text">client_compte</text:span> </text:p>
      <text:p text:style-name="Standard">CREATE TABLE client_compte (<text:line-break/> <text:s text:c="3"/>id_client INT REFERENCES client(id_client),<text:line-break/> <text:s text:c="3"/>numcpt INT REFERENCES compte(numcpt),<text:line-break/> <text:s text:c="3"/>PRIMARY KEY (id_client, numcpt)<text:line-break/>);<text:line-break/></text:p>
      <text:p text:style-name="Standard"/>
      <text:h text:style-name="Heading_20_3" text:outline-level="3">3. Scripts de Création des Tables</text:h>
      <text:p text:style-name="Text_20_body">Les scripts de création des tables sont des instructions pour créer les tables dans la base de données. Les scripts incluent des relations entre les tables avec des clés primaires et étrangères pour maintenir l'intégrité des données.</text:p>
      <text:h text:style-name="Heading_20_3" text:outline-level="3"><text:soft-page-break/>4. Scripts d’Alimentation et d’Exportation des Données</text:h>
      <text:p text:style-name="Text_20_body">Pour remplir la base de données avec des données initiales à partir d'un fichier CSV et pour exporter les données des vues, on utilise les scripts suivants.</text:p>
      <text:h text:style-name="Heading_20_4" text:outline-level="4">Alimentation des Données</text:h>
      <text:p text:style-name="Standard">-- Création de la table temporaire pour l'importation des données<text:line-break/>DROP TABLE IF EXISTS Banque CASCADE;<text:line-break/>CREATE TABLE Banque (<text:line-break/> <text:s text:c="3"/>id_client VARCHAR(250),<text:line-break/> <text:s text:c="3"/>nom VARCHAR(250),<text:line-break/> <text:s text:c="3"/>prenom VARCHAR(250),<text:line-break/> <text:s text:c="3"/>civilite VARCHAR(250),<text:line-break/> <text:s text:c="3"/>ddn VARCHAR(250),<text:line-break/> <text:s text:c="3"/>adresse VARCHAR(400),<text:line-break/> <text:s text:c="3"/>cp VARCHAR(250),<text:line-break/> <text:s text:c="3"/>ville VARCHAR(250),<text:line-break/> <text:s text:c="3"/>date_rattachement VARCHAR(250),<text:line-break/> <text:s text:c="3"/>type_rattachement VARCHAR(250),<text:line-break/> <text:s text:c="3"/>numcpt VARCHAR(250),<text:line-break/> <text:s text:c="3"/>designation_compte VARCHAR(250),<text:line-break/> <text:s text:c="3"/>id_mouvement VARCHAR(250),<text:line-break/> <text:s text:c="3"/>dt_mouvement VARCHAR(250),<text:line-break/> <text:s text:c="3"/>montant VARCHAR(250),<text:line-break/> <text:s text:c="3"/>designation_mouvement VARCHAR(250),<text:line-break/> <text:s text:c="3"/>parrain VARCHAR(250),<text:line-break/> <text:s text:c="3"/>date_parrainage VARCHAR(250),<text:line-break/> <text:s text:c="3"/>matricule_agent VARCHAR(250),<text:line-break/> <text:s text:c="3"/>nom_agent VARCHAR(250),<text:line-break/> <text:s text:c="3"/>ddn_agent VARCHAR(250),<text:line-break/> <text:s text:c="3"/>civilite_agent VARCHAR(250)<text:line-break/>);<text:line-break/><text:line-break/>\copy Banque FROM 'C:/path/to/your/file.csv' DELIMITER ',' CSV HEADER;<text:line-break/></text:p>
      <text:p text:style-name="P3">Insertion des Données dans les Tables Relationnelles </text:p>
      <text:p text:style-name="P4">-- Insertion dans client<text:line-break/>INSERT INTO client (nom, prenom, civilite, ddn, adresse, cp, ville)<text:line-break/>SELECT DISTINCT nom, prenom, civilite, ddn::DATE, adresse, cp, ville<text:line-break/>FROM Banque<text:line-break/>WHERE id_client IS NOT NULL;<text:line-break/><text:line-break/>-- Insertion dans agent<text:line-break/>INSERT INTO agent (nom_agent, ddn_agent, civilite_agent)<text:line-break/>SELECT DISTINCT nom_agent, ddn_agent::DATE, civilite_agent<text:line-break/>FROM Banque<text:line-break/>WHERE matricule_agent IS NOT NULL;<text:line-break/><text:line-break/>-- Insertion dans compte<text:line-break/>INSERT INTO compte (designation_compte, date_rattachement, type_rattachement, id_agent)<text:line-break/>SELECT DISTINCT designation_compte, date_rattachement::DATE, type_rattachement, <text:line-break/>(SELECT matricule_agent FROM agent WHERE nom_agent = Banque.nom_agent LIMIT 1)<text:line-break/><text:soft-page-break/>FROM Banque<text:line-break/>WHERE numcpt IS NOT NULL;<text:line-break/><text:line-break/>-- Insertion dans mouvement<text:line-break/>INSERT INTO mouvement (date_mouvement, montant, designation_mouvement, numcpt, concerne)<text:line-break/>SELECT DISTINCT dt_mouvement::DATE, montant::DECIMAL, designation_mouvement, <text:line-break/>(SELECT numcpt FROM compte WHERE designation_compte = Banque.designation_compte LIMIT 1), concerne<text:line-break/>FROM Banque<text:line-break/>WHERE id_mouvement IS NOT NULL;<text:line-break/><text:line-break/>-- Insertion dans parrainage<text:line-break/>INSERT INTO parrainage (nom_parrain, date_parrainage, id_client, numcpt)<text:line-break/>SELECT DISTINCT parrain, date_parrainage::DATE, <text:line-break/>(SELECT id_client FROM client WHERE nom = Banque.nom AND prenom = Banque.prenom LIMIT 1), <text:line-break/>(SELECT numcpt FROM compte WHERE designation_compte = Banque.designation_compte LIMIT 1)<text:line-break/>FROM Banque<text:line-break/>WHERE parrain IS NOT NULL;<text:line-break/><text:line-break/>-- Insertion dans client_compte<text:line-break/>INSERT INTO client_compte (id_client, numcpt)<text:line-break/>SELECT DISTINCT <text:line-break/>(SELECT id_client FROM client WHERE nom = Banque.nom AND prenom = Banque.prenom LIMIT 1), <text:line-break/>(SELECT numcpt FROM compte WHERE designation_compte = Banque.designation_compte LIMIT 1)<text:line-break/>FROM Banque<text:line-break/>WHERE id_client IS NOT NULL AND numcpt IS NOT NULL;<text:line-break/></text:p>
      <text:p text:style-name="P4"/>
      <text:h text:style-name="P2" text:outline-level="4">Exportation des Données</text:h>
      <text:h text:style-name="Heading_20_5" text:outline-level="5">Vue <text:span text:style-name="Source_20_Text">vue_clients_comptes</text:span></text:h>
      <text:p text:style-name="P4">CREATE VIEW vue_clients_comptes AS<text:line-break/>SELECT c.nom AS nom_client, b.numcpt AS numero_compte, MAX(m.date_mouvement) AS date_dernier_mouvement, SUM(m.montant) AS solde_compte<text:line-break/>FROM client AS c<text:line-break/>JOIN client_compte AS cc ON c.id_client = cc.id_client<text:line-break/>JOIN compte AS b ON cc.numcpt = b.numcpt<text:line-break/>JOIN mouvement AS m ON b.numcpt = m.numcpt<text:line-break/>WHERE m.date_mouvement &lt; DATE_TRUNC('year', CURRENT_DATE) - INTERVAL '1 year' + INTERVAL '1 day'<text:line-break/>GROUP BY c.nom, b.numcpt;<text:line-break/><text:line-break/>\COPY (SELECT * FROM vue_clients_comptes) TO 'C:/path/to/your/file.csv' DELIMITER ',' CSV HEADER;<text:line-break/></text:p>
      <text:p text:style-name="P4"/>
      <text:p text:style-name="P4"/>
      <text:p text:style-name="P4"><text:soft-page-break/>Vue <text:span text:style-name="Source_20_Text">vue_parrainage</text:span> </text:p>
      <text:p text:style-name="P4">CREATE VIEW vue_parrainage AS<text:line-break/>SELECT a.nom_agent, p.nom_parrain, c.nom AS nom_client, p.date_parrainage, m.date_mouvement AS date_mouvement_parrainage<text:line-break/>FROM agent AS a<text:line-break/>JOIN parrainage AS p ON a.matricule_agent = p.id_client<text:line-break/>JOIN client AS c ON p.id_client = c.id_client<text:line-break/>JOIN compte AS b ON p.numcpt = b.numcpt<text:line-break/>JOIN mouvement AS m ON b.numcpt = m.numcpt<text:line-break/>WHERE p.date_parrainage &gt;= DATE_TRUNC('year', CURRENT_DATE)<text:line-break/>ORDER BY p.date_parrainage DESC;<text:line-break/><text:line-break/>\COPY (SELECT * FROM vue_parrainage) TO 'C:/path/to/your/file.csv' DELIMITER ',' CSV HEADER;<text:line-break/></text:p>
      <text:p text:style-name="P4"/>
      <text:h text:style-name="P1" text:outline-level="3">5. Scripts de Création de Vues</text:h>
      <text:p text:style-name="Text_20_body">Les vues sont des façons de voir les données spécifiques de plusieurs tables ensemble.</text:p>
      <text:h text:style-name="Heading_20_4" text:outline-level="4">Vue <text:span text:style-name="Source_20_Text">clientcompte</text:span></text:h>
      <text:p text:style-name="P4">CREATE VIEW clientcompte AS<text:line-break/>SELECT c.id_client, c.nom, c.prenom, c.civilite, c.ddn, c.adresse, c.cp, c.ville, b.numcpt, b.designation_compte<text:line-break/>FROM client AS c<text:line-break/>JOIN client_compte AS cc ON c.id_client = cc.id_client<text:line-break/>JOIN compte AS b ON cc.numcpt = b.numcpt;<text:line-break/></text:p>
      <text:p text:style-name="P4"/>
      <text:p text:style-name="P4">Vue <text:span text:style-name="Source_20_Text">mouvementclient</text:span> </text:p>
      <text:p text:style-name="P4"/>
      <text:p text:style-name="P4">CREATE VIEW mouvementclient AS<text:line-break/>SELECT m.date_mouvement, m.montant, m.designation_mouvement, c.id_client, c.nom, c.prenom, c.civilite<text:line-break/>FROM mouvement AS m<text:line-break/>JOIN compte AS b ON m.numcpt = b.numcpt<text:line-break/>JOIN client_compte AS cc ON b.numcpt = cc.numcpt<text:line-break/>JOIN client AS c ON cc.id_client = c.id_client;<text:line-break/></text:p>
      <text:p text:style-name="P4"/>
      <text:p text:style-name="P4">Vue <text:span text:style-name="Source_20_Text">parrainageclient</text:span> </text:p>
      <text:p text:style-name="P4">CREATE VIEW parrainageclient AS<text:line-break/>SELECT p.nom_parrain, c.id_client AS client_id, c.nom AS client_nom, c.prenom AS client_prenom, p.date_parrainage<text:line-break/>FROM parrainage AS p<text:line-break/>JOIN client AS c ON p.id_client = c.id_client<text:line-break/>JOIN compte AS b ON p.numcpt = b.numcpt;<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19:52:32.417000000</meta:creation-date>
    <dc:date>2024-06-21T21:19:57.291000000</dc:date>
    <meta:editing-duration>PT1H27M25S</meta:editing-duration>
    <meta:editing-cycles>1</meta:editing-cycles>
    <meta:document-statistic meta:table-count="0" meta:image-count="0" meta:object-count="0" meta:page-count="5" meta:paragraph-count="50" meta:word-count="932" meta:character-count="7516" meta:non-whitespace-character-count="6395"/>
    <meta:generator>LibreOffice/7.6.1.2$Windows_X86_64 LibreOffice_project/f5defcebd022c5bc36bbb79be232cb6926d8f674</meta:generator>
  </office:meta>
</office:document-meta>
</file>